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human-traffic-of-stadium/" text:style-name="Internet_20_link" text:visited-style-name="Visited_20_Internet_20_Link"><text:span text:style-name="T1">601. Human Traffic of Stadium</text:span></text:a></text:p>
      <text:section text:style-name="Sect1" text:name="headlessui-popover-button-:rr:">
        <text:p text:style-name="Standard"/>
      </text:section>
      <text:p text:style-name="P4">Hard</text:p>
      <text:p text:style-name="P4">577</text:p>
      <text:p text:style-name="P4">551</text:p>
      <text:section text:style-name="Sect1" text:name="headlessui-popover-button-:r10:">
        <text:p text:style-name="Standard"/>
      </text:section>
      <text:section text:style-name="Sect1" text:name="headlessui-popover-button-:r13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Stadium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id <text:s text:c="11"/>| int <text:s text:c="4"/>|</text:p>
      <text:p text:style-name="P2">| visit_date <text:s text:c="3"/>| date <text:s text:c="3"/>|</text:p>
      <text:p text:style-name="P2">| people <text:s text:c="7"/>| int <text:s text:c="4"/>|</text:p>
      <text:p text:style-name="P2">+---------------+---------+</text:p>
      <text:p text:style-name="P2">visit_date is the column with unique values for this table.</text:p>
      <text:p text:style-name="P2">Each row of this table contains the visit date and visit id to the stadium with the number of people during the visit.</text:p>
      <text:p text:style-name="P1">As the id increases, the date increases as well.</text:p>
      <text:p text:style-name="P6"> </text:p>
      <text:p text:style-name="P7"><text:span text:style-name="T1">Write a solution to display the records with three or more rows with </text:span><text:span text:style-name="Strong_20_Emphasis"><text:span text:style-name="T1">consecutive</text:span></text:span><text:span text:style-name="T1"> </text:span><text:span text:style-name="Source_20_Text"><text:span text:style-name="T2">id</text:span></text:span><text:span text:style-name="T1">'s, and the number of people is greater than or equal to 100 for each.</text:span></text:p>
      <text:p text:style-name="P7"><text:span text:style-name="T1">Return the result table ordered by </text:span><text:span text:style-name="Source_20_Text"><text:span text:style-name="T2">visit_date</text:span></text:span><text:span text:style-name="T1"> in </text:span><text:span text:style-name="Strong_20_Emphasis"><text:span text:style-name="T1">ascending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Stadium table:</text:p>
      <text:p text:style-name="P2">+------+------------+-----------+</text:p>
      <text:p text:style-name="P2">| id <text:s text:c="2"/>| visit_date | people <text:s text:c="3"/>|</text:p>
      <text:p text:style-name="P2">+------+------------+-----------+</text:p>
      <text:p text:style-name="P2">| 1 <text:s text:c="3"/>| 2017-01-01 | 10 <text:s text:c="7"/>|</text:p>
      <text:p text:style-name="P2">| 2 <text:s text:c="3"/>| 2017-01-02 | 109 <text:s text:c="6"/>|</text:p>
      <text:p text:style-name="P2">| 3 <text:s text:c="3"/>| 2017-01-03 | 150 <text:s text:c="6"/>|</text:p>
      <text:p text:style-name="P2">| 4 <text:s text:c="3"/>| 2017-01-04 | 99 <text:s text:c="7"/>|</text:p>
      <text:p text:style-name="P2">| 5 <text:s text:c="3"/>| 2017-01-05 | 145 <text:s text:c="6"/>|</text:p>
      <text:p text:style-name="P2">| 6 <text:s text:c="3"/>| 2017-01-06 | 1455 <text:s text:c="5"/>|</text:p>
      <text:p text:style-name="P2">| 7 <text:s text:c="3"/>| 2017-01-07 | 199 <text:s text:c="6"/>|</text:p>
      <text:p text:style-name="P2">| 8 <text:s text:c="3"/>| 2017-01-09 | 188 <text:s text:c="6"/>|</text:p>
      <text:p text:style-name="P2">+------+------------+-----------+</text:p>
      <text:p text:style-name="P3"><text:span text:style-name="Strong_20_Emphasis"><text:span text:style-name="T1">Output:</text:span></text:span><text:span text:style-name="T1"> </text:span></text:p>
      <text:p text:style-name="P2"><text:soft-page-break/>+------+------------+-----------+</text:p>
      <text:p text:style-name="P2">| id <text:s text:c="2"/>| visit_date | people <text:s text:c="3"/>|</text:p>
      <text:p text:style-name="P2">+------+------------+-----------+</text:p>
      <text:p text:style-name="P2">| 5 <text:s text:c="3"/>| 2017-01-05 | 145 <text:s text:c="6"/>|</text:p>
      <text:p text:style-name="P2">| 6 <text:s text:c="3"/>| 2017-01-06 | 1455 <text:s text:c="5"/>|</text:p>
      <text:p text:style-name="P2">| 7 <text:s text:c="3"/>| 2017-01-07 | 199 <text:s text:c="6"/>|</text:p>
      <text:p text:style-name="P2">| 8 <text:s text:c="3"/>| 2017-01-09 | 188 <text:s text:c="6"/>|</text:p>
      <text:p text:style-name="P2">+------+------------+-----------+</text:p>
      <text:p text:style-name="P3"><text:span text:style-name="Strong_20_Emphasis"><text:span text:style-name="T1">Explanation:</text:span></text:span><text:span text:style-name="T1"> </text:span></text:p>
      <text:p text:style-name="P2">The four rows with ids 5, 6, 7, and 8 have consecutive ids and each of them has &gt;= 100 people attended. Note that row 8 was included even though the visit_date was not the next day after row 7.</text:p>
      <text:p text:style-name="P1">The rows with ids 2 and 3 are not included because we need at least three consecutive id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1T10:11:31.690000000</dc:date>
    <meta:editing-duration>PT14S</meta:editing-duration>
    <meta:editing-cycles>1</meta:editing-cycles>
    <meta:document-statistic meta:table-count="0" meta:image-count="0" meta:object-count="0" meta:page-count="2" meta:paragraph-count="50" meta:word-count="321" meta:character-count="1760" meta:non-whitespace-character-count="1351"/>
    <meta:generator>LibreOffice/7.2.2.2$Windows_X86_64 LibreOffice_project/02b2acce88a210515b4a5bb2e46cbfb63fe97d56</meta:generator>
  </office:meta>
</office:document-meta>
</file>